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INFANTES VILLAR MARGOT YOVAN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ARAZ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6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INFANTES VILLAR MARGOT YOVAN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ESPINOZA JESUS JAVIER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GALLINA BB NEGRA:</text:p>
          </table:table-cell>
          <table:table-cell table:style-name="Tabla1.B2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COOPERATIVA ANCASH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7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6T16:29:4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